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3.5cm"/>
    </style:style>
    <style:style style:name="pr5" style:family="presentation" style:parent-style-name="lyt-cool-outline1">
      <style:graphic-properties draw:fill-color="#ffffff" draw:auto-grow-height="true" fo:min-height="3.162cm"/>
    </style:style>
    <style:style style:name="pr6" style:family="presentation" style:parent-style-name="lyt-cool-outline1">
      <style:graphic-properties draw:fill-color="#ffffff" draw:auto-grow-height="true" fo:min-height="3.5cm"/>
    </style:style>
    <style:style style:name="pr7" style:family="presentation" style:parent-style-name="lyt-cool-outline1">
      <style:graphic-properties draw:fill-color="#ffffff" draw:auto-grow-height="true" fo:min-height="2.5cm"/>
    </style:style>
    <style:style style:name="pr8" style:family="presentation" style:parent-style-name="lyt-cool-outline1">
      <style:graphic-properties draw:fill-color="#ffffff" draw:auto-grow-height="true" fo:min-height="1.569cm"/>
    </style:style>
    <style:style style:name="pr9" style:family="presentation" style:parent-style-name="lyt-cool-outline1">
      <style:graphic-properties draw:fill-color="#ffffff" draw:auto-grow-height="true" fo:min-height="3cm"/>
    </style:style>
    <style:style style:name="pr10" style:family="presentation" style:parent-style-name="lyt-cool-outline1">
      <style:graphic-properties draw:fill-color="#ffffff" draw:auto-grow-height="true" fo:min-height="3.069cm"/>
    </style:style>
    <style:style style:name="pr11" style:family="presentation" style:parent-style-name="lyt-cool-outline1">
      <style:graphic-properties draw:stroke="none" draw:fill="none" fo:min-height="3.3cm"/>
    </style:style>
    <style:style style:name="pr12" style:family="presentation" style:parent-style-name="lyt-cool-outline1">
      <style:graphic-properties draw:stroke="none" draw:fill="none" fo:min-height="2.304cm"/>
    </style:style>
    <style:style style:name="pr13" style:family="presentation" style:parent-style-name="lyt-cool-outline1">
      <style:graphic-properties draw:stroke="none" draw:fill="none" fo:min-height="2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font-size="2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2.4cm" fo:margin-right="0cm" text:enable-numbering="false" fo:text-indent="-0.8cm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tyle="normal"/>
    </style:style>
    <style:style style:name="T5" style:family="text">
      <style:text-properties fo:font-size="28pt"/>
    </style:style>
    <style:style style:name="T6" style:family="text">
      <style:text-properties fo:font-size="28pt" fo:font-style="italic" fo:font-weight="bold"/>
    </style:style>
    <style:style style:name="T7" style:family="text">
      <style:text-properties fo:font-size="28pt" fo:font-style="italic"/>
    </style:style>
    <style:style style:name="T8" style:family="text">
      <style:text-properties fo:font-size="28pt" fo:font-style="normal"/>
    </style:style>
    <style:style style:name="T9" style:family="text">
      <style:text-properties style:text-position="sub 58%" fo:font-size="28pt" fo:font-style="italic"/>
    </style:style>
    <style:style style:name="T10" style:family="text">
      <style:text-properties fo:font-size="28pt" fo:font-style="italic" fo:font-weight="normal"/>
    </style:style>
    <style:style style:name="T11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2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3" style:family="text">
      <style:text-properties fo:font-size="28pt" fo:font-style="normal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3:</text:span><text:span text:style-name="T1"><text:line-break/></text:span><text:span text:style-name="T1">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579cm" svg:height="4.784cm" svg:x="1.913cm" svg:y="5.3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0.308cm" svg:height="5.373cm" svg:x="3.692cm" svg:y="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text-style-name="P4" draw:layer="layout" svg:width="23.912cm" svg:height="5.269cm" svg:x="2.058cm" svg:y="9.5cm" presentation:class="outline" presentation:user-transformed="true">
          <draw:text-box>
            <text:list text:style-name="L2">
              <text:list-item>
                <text:p text:style-name="P4">The exponent is “not quite” an F.T. kernel</text:p>
              </text:list-item>
            </text:list>
            <text:list text:style-name="L2">
              <text:list-item>
                <text:p text:style-name="P4">Let's collect all the pesky <text:span text:style-name="T2">n</text:span>-terms together, and define an “apparent sky”: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4.771cm" svg:height="10.384cm" svg:x="2cm" svg:y="7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3">Not</text:span> On Our Side</text:p>
          </draw:text-box>
        </draw:frame>
        <draw:frame draw:style-name="gr2" draw:layer="layout" svg:width="22.994cm" svg:height="2.751cm" svg:x="3cm" svg:y="8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text-style-name="P4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4">Cohaerency is sampled along a “uv track” over some period of time:</text:p>
              </text:list-item>
            </text:list>
          </draw:text-box>
        </draw:frame>
        <draw:frame presentation:style-name="pr5" draw:text-style-name="P4" draw:layer="layout" svg:width="23.912cm" svg:height="10.537cm" svg:x="2.088cm" svg:y="10.5cm" presentation:class="outline" presentation:user-transformed="true">
          <draw:text-box>
            <text:list text:style-name="L2">
              <text:list-item>
                <text:p text:style-name="P4">The true sky <text:span text:style-name="T3">B</text:span> is probably constant in time (although...)</text:p>
              </text:list-item>
            </text:list>
            <text:list text:style-name="L2">
              <text:list-item>
                <text:p text:style-name="P4">Image-plane effects (beam shapes, ionosphere) may vary in time.</text:p>
              </text:list-item>
            </text:list>
            <text:list text:style-name="L2">
              <text:list-item>
                <text:p text:style-name="P4">For wide fields, the <text:span text:style-name="T2">N </text:span><text:span text:style-name="T4">term is</text:span> non-negligible, and depends on <text:span text:style-name="T2">w(t).</text:span></text:p>
              </text:list-item>
            </text:list>
            <text:list text:style-name="L2">
              <text:list-item>
                <text:p text:style-name="P4">All this is especially true for “new” telescope design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6" draw:text-style-name="P4" draw:layer="layout" svg:width="26cm" svg:height="3.952cm" svg:x="1.5cm" svg:y="17cm" presentation:class="outline" presentation:user-transformed="true">
          <draw:text-box>
            <text:list text:style-name="L2">
              <text:list-item>
                <text:p text:style-name="P4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588cm" svg:height="10.266cm" svg:x="1.5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7" draw:text-style-name="P5" draw:layer="layout" svg:width="23.912cm" svg:height="13.01cm" svg:x="2.5cm" svg:y="6.5cm" presentation:class="outline" presentation:user-transformed="true">
          <draw:text-box>
            <text:list text:style-name="L2">
              <text:list-item>
                <text:p text:style-name="P4"><text:span text:style-name="T5">Under the “classic” assumptions, the visibilities measured by an array correspond to ONE cohaerency distribution </text:span><text:span text:style-name="T6">X</text:span><text:span text:style-name="T7"> </text:span><text:span text:style-name="T8">that is</text:span><text:span text:style-name="T7"> </text:span><text:span text:style-name="T5">in an F.T. relationship with ONE apparent sky.</text:span></text:p>
              </text:list-item>
            </text:list>
            <text:list text:style-name="L2">
              <text:list-item>
                <text:p text:style-name="P4"><text:span text:style-name="T5">In the presence of non-trivial image plane effects, or with wide fields, each interferometer p-q measures its “own” cohaerency </text:span><text:span text:style-name="T6">X</text:span><text:span text:style-name="T9">pq</text:span><text:span text:style-name="T7">(t) </text:span><text:span text:style-name="T8">corresponding to its “own” apparent sky </text:span><text:span text:style-name="T6">B</text:span><text:span text:style-name="T10">(t)</text:span><text:span text:style-name="T8"> -- variable in time!</text:span></text:p>
              </text:list-item>
            </text:list>
            <text:list text:style-name="L2">
              <text:list-item>
                <text:p text:style-name="P4"><text:span text:style-name="T8">The </text:span><text:span text:style-name="T6">K</text:span><text:span text:style-name="T8"> term becomes an F.T. kernel when </text:span><text:span text:style-name="T7">l,m</text:span><text:span text:style-name="T11">→</text:span><text:span text:style-name="T12">0,</text:span><text:span text:style-name="T8"> but is “not quite” an F.T. otherwis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Is There Such a Thing As “Corrected” <text:span text:style-name="T2">uv</text:span> Data?</text:p>
          </draw:text-box>
        </draw:frame>
        <draw:frame draw:style-name="gr2" draw:layer="layout" svg:width="22.323cm" svg:height="10.675cm" svg:x="3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4" draw:layer="layout" svg:width="23.912cm" svg:height="1.569cm" svg:x="2.5cm" svg:y="2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NO!</text:p>
          </draw:text-box>
        </draw:frame>
        <draw:frame presentation:style-name="pr9" draw:text-style-name="P4" draw:layer="layout" svg:width="23.912cm" svg:height="3cm" svg:x="2cm" svg:y="5.5cm" presentation:class="outline" presentation:user-transformed="true">
          <draw:text-box>
            <text:list text:style-name="L2">
              <text:list-item>
                <text:p text:style-name="P4">uv-plane effects (the <text:span text:style-name="T3">G</text:span>s) can be easily taken out:</text:p>
              </text:list-item>
            </text:list>
          </draw:text-box>
        </draw:frame>
        <draw:frame draw:style-name="gr2" draw:layer="layout" svg:width="18.063cm" svg:height="2.714cm" svg:x="7.937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9.259cm" svg:height="2.483cm" svg:x="7.241cm" svg:y="15.01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4" draw:layer="layout" svg:width="23.912cm" svg:height="3cm" svg:x="2cm" svg:y="12cm" presentation:class="outline" presentation:user-transformed="true">
          <draw:text-box>
            <text:list text:style-name="L2">
              <text:list-item>
                <text:p text:style-name="P4">image-plane effects are generally irreversible: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orrecting at a single point</text:p>
          </draw:text-box>
        </draw:frame>
        <draw:frame draw:style-name="gr2" draw:layer="layout" svg:width="0.2cm" svg:height="0.467cm" svg:x="16.934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4.203cm" svg:height="8.671cm" svg:x="2.355cm" svg:y="5.8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4" draw:layer="layout" svg:width="23.912cm" svg:height="6.586cm" svg:x="2.088cm" svg:y="15.201cm" presentation:class="outline" presentation:user-transformed="true">
          <draw:text-box>
            <text:list text:style-name="L2">
              <text:list-item>
                <text:p text:style-name="P4">In general, uv data can only be “corrected” for a single point on the sky.</text:p>
              </text:list-item>
            </text:list>
            <text:list text:style-name="L2">
              <text:list-item>
                <text:p text:style-name="P4">This is the motivation for facet imaging.</text:p>
              </text:list-item>
            </text:list>
            <text:list text:style-name="L2">
              <text:list-item>
                <text:p text:style-name="P4">(There are some shortcuts..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&amp; Conquer</text:p>
          </draw:text-box>
        </draw:frame>
        <draw:frame presentation:style-name="pr4" draw:text-style-name="P4" draw:layer="layout" svg:width="25cm" svg:height="5.269cm" svg:x="2cm" svg:y="5.5cm" presentation:class="outline" presentation:user-transformed="true">
          <draw:text-box>
            <text:list text:style-name="L2">
              <text:list-item>
                <text:p text:style-name="P4">This is fine in theory, but in practice the general integral form of the ME is computationally intractable. Shortcuts needed!</text:p>
              </text:list-item>
            </text:list>
          </draw:text-box>
        </draw:frame>
        <draw:frame draw:style-name="gr2" draw:layer="layout" svg:width="26.303cm" svg:height="9.132cm" svg:x="1.5cm" svg:y="10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se 1. Point Sources</text:p>
          </draw:text-box>
        </draw:frame>
        <draw:frame draw:style-name="gr2" draw:layer="layout" svg:width="18.805cm" svg:height="6.073cm" svg:x="4.195cm" svg:y="8.4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4" draw:text-style-name="P4" draw:layer="layout" svg:width="23.912cm" svg:height="3.5cm" svg:x="2cm" svg:y="5.5cm" presentation:class="outline" presentation:user-transformed="true">
          <draw:text-box>
            <text:list text:style-name="L2">
              <text:list-item>
                <text:p text:style-name="P4">Point sources are trivial, since their <text:span text:style-name="T3">B</text:span> is a delta function.</text:p>
              </text:list-item>
            </text:list>
          </draw:text-box>
        </draw:frame>
        <draw:frame presentation:style-name="pr4" draw:text-style-name="P4" draw:layer="layout" svg:width="23.912cm" svg:height="5.269cm" svg:x="2cm" svg:y="15cm" presentation:class="outline" presentation:user-transformed="true">
          <draw:text-box>
            <text:list text:style-name="L2">
              <text:list-item>
                <text:p text:style-name="P4">Product of five 2x2 matrices.</text:p>
              </text:list-item>
            </text:list>
            <text:list text:style-name="L2">
              <text:list-item>
                <text:p text:style-name="P4">We can predict point sources perfectly.</text:p>
              </text:list-item>
            </text:list>
            <text:list text:style-name="L2">
              <text:list-item>
                <text:p text:style-name="P4">Computationally practical for a limited number of source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ase 2. Extended Sources <text:line-break/>And Patches</text:p>
          </draw:text-box>
        </draw:frame>
        <draw:frame presentation:style-name="pr2" draw:text-style-name="P4" draw:layer="layout" svg:width="23.912cm" svg:height="17.122cm" svg:x="2.058cm" svg:y="5.838cm" presentation:class="outline" presentation:user-transformed="true">
          <draw:text-box>
            <text:list text:style-name="L2">
              <text:list-item>
                <text:p text:style-name="P4">Any <text:span text:style-name="T3">B</text:span> that is not a delta-function gets interesting, especially if <text:span text:style-name="T3">E</text:span> is not trivial, and especially for wider fields (the “not quite an F.T.” problem.)</text:p>
              </text:list-item>
            </text:list>
            <text:list text:style-name="L2">
              <text:list-item>
                <text:p text:style-name="P4">...but we need to solve this for two reasons.</text:p>
              </text:list-item>
            </text:list>
            <text:list text:style-name="L2">
              <text:list-item>
                <text:p text:style-name="P4">Reason 1: spatially extended sources</text:p>
              </text:list-item>
            </text:list>
            <text:list text:style-name="L2">
              <text:list-item>
                <text:p text:style-name="P4">Reason 2: it is impractical to directly predict large numbers of fainter sources individually, so we need to organize them into “patches”, and find a faster way to predict a patch <text:span text:style-name="T2">en masse</text:span>.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at Is a Small Patch?</text:p>
          </draw:text-box>
        </draw:frame>
        <draw:frame draw:style-name="gr2" draw:layer="layout" svg:width="24.976cm" svg:height="11.519cm" svg:x="2cm" svg:y="8.9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" draw:text-style-name="P4" draw:layer="layout" svg:width="23.912cm" svg:height="13.231cm" svg:x="2.058cm" svg:y="5.838cm" presentation:class="outline">
          <draw:text-box>
            <text:list text:style-name="L2">
              <text:list-item>
                <text:p text:style-name="P4">For the time being, we make no distinction between an extended source and a patch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>
          <draw:text-box>
            <text:p text:style-name="P1">Reducing to an F.T.</text:p>
          </draw:text-box>
        </draw:frame>
        <draw:frame draw:style-name="gr2" draw:layer="layout" svg:width="26.191cm" svg:height="11.587cm" svg:x="1.309cm" svg:y="5.41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1" draw:text-style-name="P5" draw:layer="layout" svg:width="26.755cm" svg:height="4.589cm" svg:x="1.245cm" svg:y="17.5cm">
          <draw:text-box>
            <text:list text:style-name="L2">
              <text:list-item>
                <text:list>
                  <text:list-item>
                    <text:p text:style-name="P4"><text:span text:style-name="T5">In other words, we can approximate the source by doing an F.T. of the source at the phase centre, followed by a phase shift </text:span><text:span text:style-name="T6">K </text:span><text:span text:style-name="T13">corresponding to the real source pos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>
          <draw:text-box>
            <text:p text:style-name="P1">The Good News</text:p>
          </draw:text-box>
        </draw:frame>
        <draw:frame presentation:style-name="pr12" draw:text-style-name="P5" draw:layer="layout" svg:width="26.755cm" svg:height="2.304cm" svg:x="1.245cm" svg:y="8.696cm">
          <draw:text-box>
            <text:list text:style-name="L2">
              <text:list-item>
                <text:list>
                  <text:list-item>
                    <text:p text:style-name="P4"><text:span text:style-name="T5">Compare this to the ME for a point source:</text:span></text:p>
                  </text:list-item>
                </text:list>
              </text:list-item>
            </text:list>
          </draw:text-box>
        </draw:frame>
        <draw:frame draw:style-name="gr2" draw:layer="layout" svg:width="10.38cm" svg:height="1.807cm" svg:x="9.12cm" svg:y="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8.448cm" svg:height="1.525cm" svg:x="10.052cm" svg:y="10.47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13" draw:text-style-name="P5" draw:layer="layout" svg:width="26.755cm" svg:height="8.03cm" svg:x="1.245cm" svg:y="13cm">
          <draw:text-box>
            <text:list text:style-name="L2">
              <text:list-item>
                <text:list>
                  <text:list-item>
                    <text:p text:style-name="P4"><text:span text:style-name="T5">This is very good from a practical point of view, sin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F.T.'s are cheap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phase shifts and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>
          <draw:text-box>
            <text:p text:style-name="P1">The Bad News</text:p>
          </draw:text-box>
        </draw:frame>
        <draw:frame presentation:style-name="pr13" draw:text-style-name="P5" draw:layer="layout" svg:width="25.755cm" svg:height="13.765cm" svg:x="1.5cm" svg:y="7cm">
          <draw:text-box>
            <text:list text:style-name="L2">
              <text:list-item>
                <text:list>
                  <text:list-item>
                    <text:p text:style-name="P4"><text:span text:style-name="T5">This is only an approxi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Error levels will depend 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source flux (linearl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patch/source size (because of the </text:span><text:span text:style-name="T7">n</text:span><text:span text:style-name="T5"> term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5">the variation in </text:span><text:span text:style-name="T6">E</text:span><text:span text:style-name="T5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We need to develop some feeling for how small the patches need to be to make the error suitably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02T23:25:07</dc:date>
    <meta:print-date>2006-09-20T19:24:59</meta:print-date>
    <dc:language>en-US</dc:language>
    <meta:editing-cycles>29</meta:editing-cycles>
    <meta:editing-duration>P2DT17H26M19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o math:stretchy="false">n</math:mo>
                </math:mfrac>
              </math:mrow>
              <math:msup>
                <math:mi>e</math:mi>
                <math:mfrac>
                  <math:mrow>
                    <math:mn>2</math:mn>
                    <math:mo math:stretchy="false"></math:mo>
                    <math:mo math:stretchy="false">i</math:mo>
                    <math:msub>
                      <math:mo math:stretchy="false">w</math:mo>
                      <math:mi>p</math:mi>
                    </math:msub>
                    <math:mrow>
                      <math:mo math:stretchy="false"></math:mo>
                      <math:mrow>
                        <math:mo math:stretchy="false">n</math:mo>
                        <math:mo math:stretchy="false">−</math:mo>
                        <math:mn>1</math:mn>
                      </math:mrow>
                      <math:mo math:stretchy="false"></math:mo>
                    </math:mrow>
                  </math:mrow>
                  <math:mo math:stretchy="false"></math:mo>
                </math:mfrac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>
                <math:mover math:accent="true">
                  <math:mi>N</math:mi>
                  <math:mo math:stretchy="false"></math:mo>
                </math:mover>
                <math:mi>q</math:mi>
              </math:msub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tilde B}_pq = %N_p {bold E}_p bold B {bold E}^{%dagger}_q N^{%dagger}_q = %N_pq {bold E}_p bold B {bold E}^{%dagger}_q newline 
size 24 { " where " %N_p = 1 over %n e^{{2%pi%i%w_p (%n-1)} over %lambda }, ~ %N_pq = %N_p {bar N}_q } newline
size 24 { "(for narrow fields, " %N_p toward 1 " and may be neglected.)" }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</math:mo>
              <math:mrow>
                <math:mo math:stretchy="false"></math:mo>
                <math:mstyle math:fontsize="24pt">
                  <math:mrow>
                    <math:mrow>
                      <math:mrow>
                        <math:mo math:stretchy="false">l</math:mo>
                        <math:mo math:stretchy="false">−</math:mo>
                        <math:msub>
                          <math:mo math:stretchy="false">l</math:mo>
                          <math:mn>0,</math:mn>
                        </math:msub>
                      </math:mrow>
                      <math:mrow>
                        <math:mo math:stretchy="false">m</math:mo>
                        <math:mo math:stretchy="false">−</math:mo>
                        <math:msub>
                          <math:mo math:stretchy="false">m</math:mo>
                          <math:mn>0</math:mn>
                        </math:msub>
                      </math:mrow>
                    </math:mrow>
                  </math:mrow>
                </math:mstyle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  <math:mrow>
                <math:mi/>
                <math:mo math:stretchy="false">=</math:mo>
                <math:mtext/>
              </math:mrow>
            </math:mrow>
          </math:mrow>
        </math:mstyle>
      </math:mtr>
      <math:mtr>
        <math:mrow>
          <math:mstyle math:fontsize="24pt">
            <math:mrow>
              <math:mrow>
                <math:mrow>
                  <math:mrow>
                    <math:mtext/>
                    <math:mo math:stretchy="false">=</math:mo>
                    <math:mi/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0</math:mn>
                  </math:msub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</math:mrow>
              </math:mrow>
            </math:mrow>
          </math:mstyle>
          <math:mrow>
            <math:mi/>
            <math:mo math:stretchy="false">=</math:mo>
            <math:mtext/>
          </math:mrow>
        </math:mrow>
      </math:mtr>
      <math:mtr/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 {bold V}_pq = iint csub {%l%m} {bold K}_p {bold E}_p {bold B}_0 %delta(size 24{%l-%l_0,%m-%m_0}) {bold E}^{%dagger}_q {bold K}^{%dagger}_q d%l d%m ~ = "" } newline 
size 24 { alignc "" = ~ {bold K}_p(size 24{%l_0,%m_0}) {bold E}_p(size 24{%l_0,%m_0}) {bold B}_0 {bold E}^{%dagger}_q(size 24{%l_0,%m_0}) {bold K}^{%dagger}_q(size 24{%l_0,%m_0}) } ~= "" newline newline
alignc "" = ~ {bold K}_p0 {bold E}_p0 {bold B}_0 {bold E}^{%dagger}_q0 {bold K}^{%dagger}_q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sub>
            <math:mo math:stretchy="false">N</math:mo>
            <math:mi math:fontstyle="italic">pq</math:mi>
          </math:msub>
          <math:msup>
            <math:mrow>
              <math:mo math:stretchy="false"></math:mo>
              <math:msub>
                <math:mi>n</math:mi>
                <math:mn>0</math:mn>
              </math:msub>
              <math:mo math:stretchy="false">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o math:stretchy="false">N</math:mo>
                  <math:mi math:fontstyle="italic">pq</math:mi>
                </math:msub>
                <math:msup>
                  <math:mrow>
                    <math:mo math:stretchy="false"></math:mo>
                    <math:msub>
                      <math:mo math:stretchy="false">n</math:mo>
                      <math:mn>0</math:mn>
                    </math:msub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o math:stretchy="false">N</math:mo>
                  <math:mi math:fontstyle="italic">pq</math:mi>
                </math:msub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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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%N_pq(n_0)^{-1}bold V{bold E}^{%dagger}_q(%l_0,%m_0)^-1 "=" newline
alignc "=" size 48 %fcall left (({bold E}_p(%l_0,%m_0))^{-1}%N_pq(%n_0)^{-1} %N_pq {bold E}_p bold B {bold E}_q^%dagger({bold E}^{%dagger}_q(%l_0,%m_0))^{-1} right ) newline
alignc "=" size 48 %fcall(bold B') newline newline
alignl size 24 { "where " {bold B'}(%l_0,%m_0) = {bold B}(%l_0,%m_0)," but diverges further away." }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(Let's ignore the </math:mtext>
                <math:mstyle math:fontweight="bold">
                  <math:mrow>
                    <math:mi>G</math:mi>
                  </math:mrow>
                </math:mstyle>
                <math:mtext> terms for now, since they're trivial to add.)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row>
              <math:mtext>then if </math:mtext>
              <math:mstyle math:fontweight="bold">
                <math:mrow>
                  <math:mi>B</math:mi>
                </math:mrow>
              </math:mstyle>
              <math:mtext> is a sum of sources (patches) </math:mtext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i>,</math:mi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∑</math:mo>
                  <math:mi>s</math:mi>
                </math:mund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ub>
            <math:mstyle math:fontweight="bold">
              <math:mrow>
                <math:mi>B</math:mi>
              </math:mrow>
            </math:mstyle>
            <math:mi>s</math:mi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text>and we can consider the ME for each kind of source individually.</math:mtext>
          </math:mrow>
        </math:mstyle>
      </math:mtr>
    </math:mtable>
    <math:annotation math:encoding="StarMath 5.0">alignl size 24 { "(Let's ignore the " bold G " terms for now, since they're trivial to add.)" } newline
{bold V}_pq = iint csub {%l%m} {bold K}_p {bold E}_p bold B {bold E}^{%dagger}_q {bold K}^{%dagger}_q d%l d%m  newline 
size 24 { "then if " bold B " is a sum of sources (patches) " bold B = sum csub s {bold B}_s, } newline
{bold V}_pq = sum csub s {bold V}^{(s)}_{pq} = sum csub s iint csub {%l%m} {bold K}_p {bold E}_p {bold B}_s {bold E}^{%dagger}_q {bold K}^{%dagger}_q d%l d%m newline 
size 24 { "and we can consider the ME for each kind of source individually."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tyle math:fontsize="48pt">
        <math:mrow>
          <math:mo math:stretchy="false">F</math:mo>
        </math:mrow>
      </math:mstyle>
      <math:mrow>
        <math:mo math:stretchy="false"></math:mo>
        <math:msub>
          <math:mstyle math:fontweight="bold">
            <math:mrow>
              <math:mi>B</math:mi>
            </math:mrow>
          </math:mstyle>
          <math:mn>0</math:mn>
        </math:msub>
        <math:mo math:stretchy="false"></math:mo>
      </math:mrow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size 48 %fcall ( {bold B}_0 ) {bold E}^{%dagger}_q0 {bold K}^{%dagger}_q0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 {bold B}_0 {bold E}^{%dagger}_q0 {bold K}^{%dagger}_q0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By definition, the source (or patch) has limited extent: 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</math:mo>
                <math:mn>0</math:mn>
              </math:mrow>
              <math:mtext> outside some "small" region </math:mtext>
              <math:mi>S</math:mi>
              <math:mtext> centered on </math:mtext>
              <math:msub>
                <math:mo math:stretchy="false">l</math:mo>
                <math:mn>0,</math:mn>
              </math:msub>
              <math:msub>
                <math:mo math:stretchy="false">m</math:mo>
                <math:mn>0.</math:mn>
              </math:msub>
            </math:mrow>
          </math:mrow>
        </math:mstyle>
      </math:mtr>
      <math:mtr>
        <math:mrow>
          <math:mstyle math:fontsize="24pt">
            <math:mrow>
              <math:mrow>
                <math:mtext>Now let's assume that </math:mtext>
                <math:mi>S</math:mi>
                <math:mtext> is small enough that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row>
                  <math:mrow>
                    <math:mo math:stretchy="false">n</math:mo>
                    <math:mo math:stretchy="false">=</math:mo>
                    <math:msqrt>
                      <math:mrow>
                        <math:mo math:stretchy="false"></math:mo>
                        <math:mrow>
                          <math:mrow>
                            <math:mn>1</math:mn>
                            <math:mo math:stretchy="false">−</math:mo>
                            <math:msup>
                              <math:mo math:stretchy="false">l</math:mo>
                              <math:mn>2</math:mn>
                            </math:msup>
                          </math:mrow>
                          <math:mo math:stretchy="false">−</math:mo>
                          <math:msup>
                            <math:mo math:stretchy="false">m</math:mo>
                            <math:mn>2</math:mn>
                          </math:msup>
                        </math:mrow>
                        <math:mo math:stretchy="false"></math:mo>
                      </math:mrow>
                    </math:msqrt>
                  </math:mrow>
                  <math:mo math:stretchy="false">≈</math:mo>
                  <math:msub>
                    <math:mo math:stretchy="false">n</math:mo>
                    <math:mn>0</math:mn>
                  </math:msub>
                </math:mrow>
                <math:mo math:stretchy="false">=</math:mo>
                <math:msqrt>
                  <math:mrow>
                    <math:mo math:stretchy="false"></math:mo>
                    <math:mrow>
                      <math:mrow>
                        <math:mn>1</math:mn>
                        <math:mo math:stretchy="false">−</math:mo>
                        <math:msubsup>
                          <math:mo math:stretchy="false">l</math:mo>
                          <math:mn>0</math:mn>
                          <math:mn>2</math:mn>
                        </math:msubsup>
                      </math:mrow>
                      <math:mo math:stretchy="false">−</math:mo>
                      <math:msubsup>
                        <math:mo math:stretchy="false">m</math:mo>
                        <math:mn>0</math:mn>
                        <math:mn>2</math:mn>
                      </math:msubsup>
                    </math:mrow>
                    <math:mo math:stretchy="false"></math:mo>
                  </math:mrow>
                </math:msqrt>
              </math:mrow>
              <math:mtext> over </math:mtext>
              <math:mi math:fontstyle="italic">S.</math:mi>
            </math:mrow>
          </math:mrow>
        </math:mstyle>
      </math:mtr>
      <math:mtr>
        <math:mrow>
          <math:mstyle math:fontsize="24pt">
            <math:mrow>
              <math:mrow>
                <math:mtext>Let's further assume that </math:mtext>
                <math:mstyle math:fontweight="bold">
                  <math:mrow>
                    <math:mi>E</math:mi>
                  </math:mrow>
                </math:mstyle>
                <math:mtext> is almost constant over </math:mtext>
                <math:mi>S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≈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p0</math:mi>
                </math:msub>
              </math:mrow>
            </math:mrow>
          </math:mrow>
        </math:mstyle>
      </math:mtr>
      <math:mtr/>
      <math:mtr>
        <math:mrow>
          <math:mstyle math:fontsize="20pt">
            <math:mrow>
              <math:mrow>
                <math:mtext>(And if not, we can always split </math:mtext>
                <math:mi>S</math:mi>
                <math:mtext> up into smaller regions.)</math:mtext>
              </math:mrow>
            </math:mrow>
          </math:mstyle>
        </math:mrow>
      </math:mtr>
    </math:mtable>
    <math:annotation math:encoding="StarMath 5.0">alignl size 24 {"By definition, the source (or patch) has limited extent: "} newline
size 24 { bold B(%l,%m) toward 0 " outside some \"small\" region " S " centered on " %l_0,%m_0. } newline 
alignl size 24 { "Now let's assume that " S " is small enough that " } newline
size 24 { %n = sqrt(1-%l^2-%m^2) approx %n_0 = sqrt(1-%l^2_0-%m^2_0) " over " S.  } newline
alignl size 24 {"Let's further assume that " bold E " is almost constant over " S:} newline
size 24 { {bold E}_p(%l,%m) approx {bold E}_p(%l_0,%m_0) = {bold E}_p0} newline newline
alignr size 20 {"(And if not, we can always split " S " up into smaller regions.)"} newline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n: 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≈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 math:fontstyle="italic">p0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 math:fontstyle="italic">q0</math:mi>
                        <math:mo math:stretchy="false">†</math:mo>
                      </math:msubsup>
                    </math:mrow>
                    <math:mo math:stretchy="false"></math:mo>
                  </math:mrow>
                </math:mrow>
              </math:mrow>
              <math:mfrac>
                <math:mn>1</math:mn>
                <math:msub>
                  <math:mo math:stretchy="false">n</math:mo>
                  <math:mn>0</math:mn>
                </math:msub>
              </math:mfrac>
              <math:msup>
                <math:mi>e</math:mi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</math:mrow>
                    <math:mo math:stretchy="false"></math:mo>
                  </math:mfrac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sub>
                            <math:mo math:stretchy="false">n</math:mo>
                            <math:mn>0</math:mn>
                          </math:msub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row>
                <math:mo math:stretchy="false">m</math:mo>
                <math:mo math:stretchy="false">=</math:mo>
                <math:mtext/>
              </math:mrow>
            </math:mrow>
          </math:mrow>
        </math:mstyle>
      </math:mtr>
      <math:mtr>
        <math:mstyle math:fontsize="20pt">
          <math:mrow>
            <math:mrow>
              <math:mtext>(and substituting </math:mtext>
              <math:mrow>
                <math:mo math:stretchy="false">l</math:mo>
                <math:mo math:stretchy="false">=</math:mo>
                <math:mrow>
                  <math:mrow>
                    <math:mo math:stretchy="false"></math:mo>
                    <math:mrow>
                      <math:mo math:stretchy="false">l</math:mo>
                      <math:mo math:stretchy="false">−</math:mo>
                      <math:msub>
                        <math:mo math:stretchy="false">l</math:mo>
                        <math:mn>0</math:mn>
                      </math:msub>
                    </math:mrow>
                    <math:mo math:stretchy="false"></math:mo>
                  </math:mrow>
                  <math:mo math:stretchy="false"></math:mo>
                  <math:msub>
                    <math:mo math:stretchy="false">l</math:mo>
                    <math:mn>0,</math:mn>
                  </math:msub>
                </math:mrow>
              </math:mrow>
              <math:mrow>
                <math:mo math:stretchy="false">m</math:mo>
                <math:mo math:stretchy="false">=</math:mo>
                <math:mrow>
                  <math:mrow>
                    <math:mo math:stretchy="false"></math:mo>
                    <math:mrow>
                      <math:mo math:stretchy="false">m</math:mo>
                      <math:mo math:stretchy="false">−</math:mo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</math:mo>
                  <math:msub>
                    <math:mo math:stretchy="false">m</math:mo>
                    <math:mn>0</math:mn>
                  </math:msub>
                </math:mrow>
              </math:mrow>
              <math:mtext> )</math:mtext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under>
                  <math:munder math:accent="true">
                    <math:mrow>
                      <math:mfrac>
                        <math:mn>1</math:mn>
                        <math:msub>
                          <math:mi>n</math:mi>
                          <math:mn>0</math:mn>
                        </math:msub>
                      </math:mfrac>
                      <math:msup>
                        <math:mi>e</math:mi>
                        <math:mrow>
                          <math:mfrac>
                            <math:mrow>
                              <math:mn>2</math:mn>
                              <math:mo math:stretchy="false"></math:mo>
                              <math:mo math:stretchy="false">i</math:mo>
                            </math:mrow>
                            <math:mo math:stretchy="false"></math:mo>
                          </math:mfrac>
                          <math:mrow>
                            <math:mo math:stretchy="false"></math:mo>
                            <math:mrow>
                              <math:msub>
                                <math:mi>u</math:mi>
                                <math:mi math:fontstyle="italic">pq</math:mi>
                              </math:msub>
                              <math:mrow>
                                <math:msub>
                                  <math:mo math:stretchy="false">l</math:mo>
                                  <math:mn>0</math:mn>
                                </math:msub>
                                <math:mo math:stretchy="false"></math:mo>
                                <math:msub>
                                  <math:mi>v</math:mi>
                                  <math:mi math:fontstyle="italic">pq</math:mi>
                                </math:msub>
                              </math:mrow>
                              <math:mrow>
                                <math:msub>
                                  <math:mo math:stretchy="false">m</math:mo>
                                  <math:mn>0</math:mn>
                                </math:msub>
                                <math:mo math:stretchy="false"></math:mo>
                                <math:msub>
                                  <math:mi>w</math:mi>
                                  <math:mi math:fontstyle="italic">pq</math:mi>
                                </math:msub>
                              </math:mrow>
                              <math:mrow>
                                <math:mo math:stretchy="false"></math:mo>
                                <math:mrow>
                                  <math:msub>
                                    <math:mo math:stretchy="false">n</math:mo>
                                    <math:mn>0</math:mn>
                                  </math:msub>
                                  <math:mo math:stretchy="false">−</math:mo>
                                  <math:mn>1</math:mn>
                                </math:mrow>
                                <math:mo math:stretchy="false"></math:mo>
                              </math:mrow>
                            </math:mrow>
                            <math:mo math:stretchy="false"></math:mo>
                          </math:mrow>
                        </math:mrow>
                      </math:msup>
                    </math:mrow>
                    <math:mo math:stretchy="false"></math:mo>
                  </math:munder>
                  <math:mtable>
                    <math:mtr>
                      <math:mrow>
                        <math:msub>
                          <math:mstyle math:fontweight="bold">
                            <math:mrow>
                              <math:mi>K</math:mi>
                            </math:mrow>
                          </math:mstyle>
                          <math:mi>p</math:mi>
                        </math:msub>
                        <math:mrow>
                          <math:mo math:stretchy="false"></math:mo>
                          <math:mrow>
                            <math:msub>
                              <math:mo math:stretchy="false">l</math:mo>
                              <math:mn>0,</math:mn>
                            </math:msub>
                            <math:msub>
                              <math:mo math:stretchy="false">m</math:mo>
                              <math:mn>0</math:mn>
                            </math:msub>
                          </math:mrow>
                          <math:mo math:stretchy="false"></math:mo>
                        </math:mrow>
                        <math:msubsup>
                          <math:mstyle math:fontweight="bold">
                            <math:mrow>
                              <math:mi>K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row>
                          <math:mo math:stretchy="false"></math:mo>
                          <math:mrow>
                            <math:msub>
                              <math:mo math:stretchy="false">l</math:mo>
                              <math:mn>0,</math:mn>
                            </math:msub>
                            <math:msub>
                              <math:mi>m</math:mi>
                              <math:mn>0</math:mn>
                            </math:msub>
                          </math:mrow>
                          <math:mo math:stretchy="false"></math:mo>
                        </math:mrow>
                        <math:mi>,</math:mi>
                      </math:mrow>
                    </math:mtr>
                    <math:mtr>
                      <math:mrow>
                        <math:mtext>i.e. the phase term at </math:mtext>
                        <math:msub>
                          <math:mo math:stretchy="false">l</math:mo>
                          <math:mn>0,</math:mn>
                        </math:msub>
                        <math:msub>
                          <math:mo math:stretchy="false">m</math:mo>
                          <math:mn>0</math:mn>
                        </math:msub>
                      </math:mrow>
                    </math:mtr>
                  </math:mtable>
                </math:munder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0</math:mi>
              </math:msub>
              <math:munder>
                <math:munder math:accent="true">
                  <math:mfenced math:open="" math:close="">
                    <math:mrow>
                      <math:mrow>
                        <math:munder>
                          <math:mo math:stretchy="false">∬</math:mo>
                          <math:mrow>
                            <math:mo math:stretchy="false">l</math:mo>
                            <math:mo math:stretchy="false">m</math:mo>
                          </math:mrow>
                        </math:munder>
                        <math:mstyle math:fontweight="bold">
                          <math:mrow>
                            <math:mi>B</math:mi>
                          </math:mrow>
                        </math:mstyle>
                      </math:mrow>
                      <math:msup>
                        <math:mi>e</math:mi>
                        <math:mrow>
                          <math:mfrac>
                            <math:mrow>
                              <math:mn>2</math:mn>
                              <math:mo math:stretchy="false"></math:mo>
                              <math:mo math:stretchy="false">i</math:mo>
                            </math:mrow>
                            <math:mo math:stretchy="false"></math:mo>
                          </math:mfrac>
                          <math:mrow>
                            <math:mo math:stretchy="false"></math:mo>
                            <math:mrow>
                              <math:msub>
                                <math:mi>u</math:mi>
                                <math:mi math:fontstyle="italic">pq</math:mi>
                              </math:msub>
                              <math:mrow>
                                <math:mrow>
                                  <math:mo math:stretchy="false"></math:mo>
                                  <math:mrow>
                                    <math:mo math:stretchy="false">l</math:mo>
                                    <math:mo math:stretchy="false">−</math:mo>
                                    <math:msub>
                                      <math:mo math:stretchy="false">l</math:mo>
                                      <math:mn>0</math:mn>
                                    </math:msub>
                                  </math:mrow>
                                  <math:mo math:stretchy="false"></math:mo>
                                </math:mrow>
                                <math:mo math:stretchy="false"></math:mo>
                                <math:msub>
                                  <math:mi>v</math:mi>
                                  <math:mi math:fontstyle="italic">pq</math:mi>
                                </math:msub>
                              </math:mrow>
                              <math:mrow>
                                <math:mo math:stretchy="false"></math:mo>
                                <math:mrow>
                                  <math:mo math:stretchy="false">m</math:mo>
                                  <math:mo math:stretchy="false">−</math:mo>
                                  <math:msub>
                                    <math:mo math:stretchy="false">m</math:mo>
                                    <math:mn>0</math:mn>
                                  </math:msub>
                                </math:mrow>
                                <math:mo math:stretchy="false"></math:mo>
                              </math:mrow>
                            </math:mrow>
                            <math:mo math:stretchy="false"></math:mo>
                          </math:mrow>
                        </math:mrow>
                      </math:msup>
                      <math:mi>d</math:mi>
                      <math:mo math:stretchy="false">l</math:mo>
                      <math:mi>d</math:mi>
                      <math:mo math:stretchy="false">m</math:mo>
                    </math:mrow>
                  </math:mfenced>
                  <math:mo math:stretchy="false"></math:mo>
                </math:munder>
                <math:mrow>
                  <math:mtext>The F.T. of </math:mtext>
                  <math:mstyle math:fontweight="bold">
                    <math:mrow>
                      <math:mi>B</math:mi>
                    </math:mrow>
                  </math:mstyle>
                  <math:mtext> shifted to </math:mtext>
                  <math:mrow>
                    <math:mrow>
                      <math:mo math:stretchy="false">l</math:mo>
                      <math:mo math:stretchy="false">=</math:mo>
                      <math:mo math:stretchy="false">m</math:mo>
                    </math:mrow>
                    <math:mo math:stretchy="false">=</math:mo>
                    <math:mn>0</math:mn>
                  </math:mrow>
                </math:mrow>
              </math:munder>
              <math:mrow>
                <math:msubsup>
                  <math:mstyle math:fontweight="bold">
                    <math:mrow>
                      <math:mi>E</math:mi>
                    </math:mrow>
                  </math:mstyle>
                  <math:mi math:fontstyle="italic">q0</math:mi>
                  <math:mo math:stretchy="false">†</math:mo>
                </math:msubsup>
                <math:mo math:stretchy="false">=</math:mo>
                <math:mtext/>
              </math:mrow>
            </math:mrow>
          </math:mrow>
        </math:mstyle>
      </math:mtr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</math:mo>
            </math:mrow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"Then: "} newline
size 24 { {bold V}_pq approx iint csub {%l%m} ({bold E}_p0 bold B {bold E}^{%dagger}_q0)1 over %n_0 e^{{2%pi%i}over %lambda(u_pq%l+v_pq%m+w_pq(%n_0-1))} d%l d%m = "" } newline
size 20 {"(and substituting " %l=(%l-%l_0)+%l_0, %m=(%m-%m_0)+%m_0 " )" } newline
size 24 { "" = { 1 over n_0 e^{{2%pi%i}over %lambda(u_pq%l_0+v_pq%m_0+w_pq(%n_0-1))} } underbrace {binom {{bold K}_p(%l_0,%m_0){bold K}^{%dagger}_q(%l_0,m_0),} {"i.e. the phase term at " %l_0,%m_0}}  {bold E}_p0 {left ( iint csub {%l%m} bold B e^{{2%pi%i}over %lambda(u_pq(%l-%l_0)+v_pq(%m-%m_0))} d%l d%m right )} underbrace {"The F.T. of " bold B " shifted to " %l=%m=0} {bold E}^{%dagger}_q0 = "" } newline

alignc "" = ~ {bold K}_p0 {bold E}_p0 size 48 %fcall ( {bold B}_0 ) {bold E}^{%dagger}_q0 {bold K}^{%dagger}_q0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sub>
            <math:mi>u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  <math:mi>,</math:mi>
          <math:msub>
            <math:mi>v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  <math:mi>,</math:mi>
          <math:msub>
            <math:mi>w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_pq(t),v_pq(t),w_pq(t)) {bold G}^{%dagger}_q(t) newline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sub>
                  <math:mi>N</math:mi>
                  <math:mi math:fontstyle="italic">pq</math:mi>
                </math:msub>
                <math:mo math:stretchy="false"></math:mo>
                <math:mn>1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'apparent sky': </math:mtext>
          </math:mrow>
        </math:mstyle>
      </math:mtr>
      <math:mtr>
        <math:mrow>
          <math:msub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our array will be sampling one cohaerency distribution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  <math:mi>,</math:mi>
                <math:mi>w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v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w</math:mi>
              <math:mrow>
                <math:mo math:stretchy="false"></math:mo>
                <math:mi>t</math:mi>
                <math:mo math:stretchy="false"></math:mo>
              </math:mrow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tilde B}_pq), ~{bold tilde B}_pq = %N_{pq} {bold E}_p bold B {bold E}^{%dagger}_q }newline newline
size 24 { "If we assume that " {bold B}(t) equiv {bold B}, " and "{bold E}_p(t) equiv {bold E}_p equiv bold E, " and " N_pq toward 1 } newline 
size 24 "then all baselines will see the same, constant 'apparent sky': " newline
{bold tilde B}_{pq}(t) equiv {bold tilde B} newline
size 24 "and our array will be sampling one cohaerency distribution: " newline
{bold X}_pq(t,u,v,w) equiv {bold X}(u(t),v(t),w(t))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have a set of "corrupted" visibilitie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row>
              <math:msub>
                <math:mo math:stretchy="false">N</math:mo>
                <math:mi math:fontstyle="italic">pq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 math:fontstyle="italic">pq</math:mi>
                </math:msub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tyle math:fontweight="bold">
                    <math:mrow>
                      <math:mi>B</math:mi>
                    </math:mrow>
                  </math:mstyle>
                </math:mrow>
                <math:mo math:stretchy="false"></math:mo>
              </math:mrow>
              <math:mtext>) ???</math:mtext>
            </math:mrow>
          </math:mrow>
        </math:mstyle>
      </math:mtr>
    </math:mtable>
    <math:annotation math:encoding="StarMath 5.0">alignl size 24 { "Say we have a set of \"corrupted\" visibilities:" } newline
{bold V}_pq={bold G}_p size 48 %fcall(%N_pq {bold E}_p{bold B}{bold E}^{%dagger}_q){bold G}^{%dagger}_q newline
alignl size 24 { "... and we know all of  the " {bold G}_p, {bold E}_p, "and (of course) " %N_{pq};} newline
alignl size 24 { "then is there a way to obtain \"corrected\" visibilities " {bold V'} } newline
size 24 { "such that  " } {bold V'}_pq=size 48 %fcall({bold B}) newline newline
size 24 { "  (or at the very least " {bold V'}_pq=size 36 %fcall(%N_pq {bold B}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frac>
            <math:mn>1</math:mn>
            <math:mo math:stretchy="false">n</math:mo>
          </math:mfrac>
          <math:msup>
            <math:mi>e</math:mi>
            <math:mrow>
              <math:mfrac>
                <math:mrow>
                  <math:mn>2</math:mn>
                  <math:mo math:stretchy="false"></math:mo>
                  <math:mo math:stretchy="false">i</math:mo>
                </math:mrow>
                <math:mo math:stretchy="false"></math:mo>
              </math:mfrac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bold B {bold E}^{%dagger}_q)1 over %n e^{{2%pi%i}over %lambda(u_pq%l+v_pq%m+w_pq(%n-1))} d%l d%m right ) {bold G}^{%dagger}_q newline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</math:mrow>
                    <math:mo math:stretchy="false"></math:mo>
                  </math:mfrac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/>
      <math:mtr>
        <math:mstyle math:fontsize="24pt">
          <math:mrow>
            <math:mtext>i.e. the observed cohaerency is an F.T. of the apparent sky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"We now have: "} newline newline
 {bold V}_pq = {bold G}_p left ( iint csub {%l%m} {bold tilde B}_pq e^{{2%pi%i}over %lambda(u_pq%l+v_pq%m)} d%l d%m right ) {bold G}^{%dagger}_q, newline newline
size 24 {"i.e. the observed cohaerency is an F.T. of the apparent sky: "} newline
 {bold V}_pq = {bold G}_p size 48 %fcall ( {bold tilde B}_pq ) {bold G}^{%dagger}_q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f </math:mtext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o math:stretchy="false">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  <math:mi>,</math:mi>
                <math:mtext> and we know </math:mtext>
                <math:mstyle math:fontweight="bold">
                  <math:mrow>
                    <math:mi>G</math:mi>
                  </math:mrow>
                </math:mstyle>
                <math:mi>,</math:mi>
              </math:mrow>
            </math:mrow>
          </math:mstyle>
        </math:mrow>
      </math:mtr>
      <math:mtr>
        <math:mrow>
          <math:mrow>
            <math:mstyle math:fontsize="24pt">
              <math:mrow>
                <math:mrow>
                  <math:mtext>then we can derive </math:mtext>
                  <math:mrow>
                    <math:mrow>
                      <math:mstyle math:fontweight="bold">
                        <math:mrow>
                          <math:mi>V</math:mi>
                        </math:mrow>
                      </math:mstyle>
                      <math:mi>'</math:mi>
                    </math:mrow>
                    <math:mo math:stretchy="false">=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  <math:mrow>
                        <math:mo math:stretchy="false">−</math:mo>
                        <math:mn>1</math:mn>
                      </math:mrow>
                    </math:msubsup>
                  </math:mrow>
                  <math:mstyle math:fontweight="bold">
                    <math:mrow>
                      <math:mi>V</math:mi>
                    </math:mrow>
                  </math:mstyle>
                  <math:mrow>
                    <math:msup>
                      <math:mrow>
                        <math:mo math:stretchy="false"></math:mo>
                        <math:msubsup>
                          <math:mstyle math:fontweight="bold">
                            <math:mrow>
                              <math:mi>G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o math:stretchy="false">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  <math:mo math:stretchy="false">≡</math:mo>
                    <math:mstyle math:fontsize="36pt">
                      <math:mrow>
                        <math:mo math:stretchy="false">F</math:mo>
                      </math:mrow>
                    </math:mstyle>
                  </math:mrow>
                  <math:mrow>
                    <math:mo math:stretchy="false"></math:mo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</math:mo>
                  </math:mrow>
                </math:mrow>
              </math:mrow>
            </math:mstyle>
            <math:mn>.</math:mn>
          </math:mrow>
        </math:mrow>
      </math:mtr>
    </math:mtable>
    <math:annotation math:encoding="StarMath 5.0">alignl size 24 { "if " {bold V} = {bold G}_p size 36 %fcall({bold tilde B}) {bold G}^{%dagger}_q, " and we know " bold G,} newline
alignl size 24 { "then we can derive " {bold V'} = {bold G}^{-1}_p {bold V} ({bold G}^{%dagger}_q)^-1 equiv size 36 %fcall({bold tilde B}) }.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row>
                    <math:mo math:stretchy="false"></math:mo>
                    <math:mrow>
                      <math:msub>
                        <math:mo math:stretchy="false">N</math:mo>
                        <math:mi math:fontstyle="italic">pq</math:mi>
                      </math:msub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</math:mo>
                  <math:msub>
                    <math:mo math:stretchy="false">N</math:mo>
                    <math:mi math:fontstyle="italic">pq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i>B</math:mi>
                    </math:mrow>
                  </math:mstyle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o math:stretchy="false">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ince convolution is, in general, irreversible.</math:mtext>
            </math:mrow>
          </math:mstyle>
        </math:mrow>
      </math:mtr>
    </math:mtable>
    <math:annotation math:encoding="StarMath 5.0">
alignl size 24 { bold V =size 36 %fcall(%N_pq{bold E}_p{bold B}{bold E}^{%dagger}_q) = size 36 %fcall(%N_pq) circ size 36 %fcall({bold E}_p) circ size 36 %fcall({bold B}) circ size 36 %fcall({bold E}^{%dagger}_q) } newline
alignl size 24 { "since convolution is, in general, irreversible." }
</math:annotation>
  </math:semantics>
</math:math>
</file>